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1.22766666666667cm"/>
    </style:style>
    <style:style style:name="co3" style:family="table-column">
      <style:table-column-properties fo:break-before="auto" style:column-width="2.51883333333333cm" style:use-optimal-column-width="true"/>
    </style:style>
    <style:style style:name="co4" style:family="table-column">
      <style:table-column-properties fo:break-before="auto" style:column-width="2.51883333333333cm"/>
    </style:style>
    <style:style style:name="co5" style:family="table-column">
      <style:table-column-properties fo:break-before="auto" style:column-width="4.02166666666667cm"/>
    </style:style>
    <style:style style:name="co6" style:family="table-column">
      <style:table-column-properties fo:break-before="auto" style:column-width="1.86266666666667cm"/>
    </style:style>
    <style:style style:name="ro1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4" table:default-cell-style-name="ce1"/>
        <table:table-column table:style-name="co6" table:number-columns-repeated="16344" table:default-cell-style-name="ce1"/>
        <table:table-row table:style-name="ro1">
          <table:table-cell table:style-name="ce1"/>
          <table:table-cell office:value-type="string" table:number-columns-spanned="3" table:number-rows-spanned="1" table:style-name="ce4">
            <text:p>C++ Original Version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C++ Line Multiplication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Original Parallel (1 thread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Original Parallel (2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Original Parallel (3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Original Parallel (4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Line Mult. Parallel (1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Line Mult. Parallel (2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Line Mult. Parallel (3 threads)</text:p>
          </table:table-cell>
          <table:covered-table-cell table:number-columns-repeated="2"/>
          <table:table-cell table:style-name="ce2"/>
          <table:table-cell office:value-type="string" table:number-columns-spanned="3" table:number-rows-spanned="1" table:style-name="ce4">
            <text:p>Line Mult. Parallel (4 threads)</text:p>
          </table:table-cell>
          <table:covered-table-cell table:number-columns-repeated="2"/>
          <table:table-cell table:number-columns-repeated="16344"/>
        </table:table-row>
        <table:table-row table:style-name="ro1">
          <table:table-cell table:style-name="ce1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style-name="ce3"/>
          <table:table-cell office:value-type="string" table:style-name="ce3">
            <text:p>Tempo</text:p>
          </table:table-cell>
          <table:table-cell office:value-type="string" table:style-name="ce3">
            <text:p>L1 DCM</text:p>
          </table:table-cell>
          <table:table-cell office:value-type="string" table:style-name="ce3">
            <text:p>L2 DCM</text:p>
          </table:table-cell>
          <table:table-cell table:number-columns-repeated="16344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0.18666666666666668" table:formula="of:=AVERAGE(0.185; 0.19; 0.185)" table:style-name="ce1">
            <text:p>0,186666667</text:p>
          </table:table-cell>
          <table:table-cell office:value-type="float" office:value="244471499" table:formula="of:=AVERAGE(244555021; 244453529; 244405947)" table:style-name="ce1">
            <text:p>244471499</text:p>
          </table:table-cell>
          <table:table-cell office:value-type="float" office:value="27396724" table:formula="of:=AVERAGE(27343804; 27430926; 27415442)" table:style-name="ce1">
            <text:p>27396724</text:p>
          </table:table-cell>
          <table:table-cell table:style-name="ce1"/>
          <table:table-cell office:value-type="float" office:value="7.4666666666666659E-2" table:formula="of:=AVERAGE(0.072; 0.075; 0.077)" table:style-name="ce1">
            <text:p>0,074666667</text:p>
          </table:table-cell>
          <table:table-cell office:value-type="float" office:value="27231787.333333332" table:formula="of:=AVERAGE(27265094; 27206543; 27223725)" table:style-name="ce1">
            <text:p>27231787,33</text:p>
          </table:table-cell>
          <table:table-cell office:value-type="float" office:value="1307018" table:formula="of:=AVERAGE(698453; 1611854; 1610747)" table:style-name="ce1">
            <text:p>1307018</text:p>
          </table:table-cell>
          <table:table-cell table:style-name="ce1"/>
          <table:table-cell office:value-type="float" office:value="0.18620999999999999" table:style-name="ce1">
            <text:p>0,18621</text:p>
          </table:table-cell>
          <table:table-cell office:value-type="float" office:value="258099643.66666701" table:style-name="ce1">
            <text:p>258099643,7</text:p>
          </table:table-cell>
          <table:table-cell office:value-type="float" office:value="34657130" table:style-name="ce1">
            <text:p>34657130</text:p>
          </table:table-cell>
          <table:table-cell office:value-type="float" office:value="7.4472307333777206" table:formula="of:=[.K3]/[.L3]" table:style-name="ce1">
            <text:p>7,447230733</text:p>
          </table:table-cell>
          <table:table-cell office:value-type="float" office:value="9.4058333333333299E-2" table:style-name="ce1">
            <text:p>0,094058333</text:p>
          </table:table-cell>
          <table:table-cell office:value-type="float" office:value="127909773.666667" table:style-name="ce1">
            <text:p>127909773,7</text:p>
          </table:table-cell>
          <table:table-cell office:value-type="float" office:value="17468049.333333299" table:style-name="ce1">
            <text:p>17468049,33</text:p>
          </table:table-cell>
          <table:table-cell table:style-name="ce1"/>
          <table:table-cell office:value-type="float" office:value="8.87569E-2" table:style-name="ce1">
            <text:p>0,0887569</text:p>
          </table:table-cell>
          <table:table-cell office:value-type="float" office:value="80806401" table:style-name="ce1">
            <text:p>80806401</text:p>
          </table:table-cell>
          <table:table-cell office:value-type="float" office:value="9904462.3333333395" table:style-name="ce1">
            <text:p>9904462,333</text:p>
          </table:table-cell>
          <table:table-cell table:style-name="ce1"/>
          <table:table-cell office:value-type="float" office:value="6.4683066666666705E-2" table:style-name="ce1">
            <text:p>0,064683067</text:p>
          </table:table-cell>
          <table:table-cell office:value-type="float" office:value="62363648.333333299" table:style-name="ce1">
            <text:p>62363648,33</text:p>
          </table:table-cell>
          <table:table-cell office:value-type="float" office:value="7448439" table:style-name="ce1">
            <text:p>7448439</text:p>
          </table:table-cell>
          <table:table-cell table:style-name="ce1"/>
          <table:table-cell office:value-type="float" office:value="7.1539400000000003E-2" table:style-name="ce1">
            <text:p>0,0715394</text:p>
          </table:table-cell>
          <table:table-cell office:value-type="float" office:value="27227833.666666701" table:style-name="ce1">
            <text:p>27227833,67</text:p>
          </table:table-cell>
          <table:table-cell office:value-type="float" office:value="929380.66666666698" table:style-name="ce1">
            <text:p>929380,6667</text:p>
          </table:table-cell>
          <table:table-cell table:style-name="ce1"/>
          <table:table-cell office:value-type="float" office:value="3.3804366666666703E-2" table:style-name="ce1">
            <text:p>0,033804367</text:p>
          </table:table-cell>
          <table:table-cell office:value-type="float" office:value="13661172.3333333" table:style-name="ce1">
            <text:p>13661172,33</text:p>
          </table:table-cell>
          <table:table-cell office:value-type="float" office:value="426251.66666666698" table:style-name="ce1">
            <text:p>426251,6667</text:p>
          </table:table-cell>
          <table:table-cell table:style-name="ce1"/>
          <table:table-cell office:value-type="float" office:value="2.35995666666667E-2" table:style-name="ce1">
            <text:p>0,023599567</text:p>
          </table:table-cell>
          <table:table-cell office:value-type="float" office:value="9140246.3333333302" table:style-name="ce1">
            <text:p>9140246,333</text:p>
          </table:table-cell>
          <table:table-cell office:value-type="float" office:value="317243.66666666698" table:style-name="ce1">
            <text:p>317243,6667</text:p>
          </table:table-cell>
          <table:table-cell table:style-name="ce1"/>
          <table:table-cell office:value-type="float" office:value="3.1586066666666697E-2" table:style-name="ce1">
            <text:p>0,031586067</text:p>
          </table:table-cell>
          <table:table-cell office:value-type="float" office:value="6880825" table:style-name="ce1">
            <text:p>6880825</text:p>
          </table:table-cell>
          <table:table-cell office:value-type="float" office:value="231667.66666666701" table:style-name="ce1">
            <text:p>231667,6667</text:p>
          </table:table-cell>
          <table:table-cell table:number-columns-repeated="16344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1.0469999999999999" table:formula="of:=AVERAGE(1.085; 1.032; 1.024)" table:style-name="ce1">
            <text:p>1,047</text:p>
          </table:table-cell>
          <table:table-cell office:value-type="float" office:value="1128649690.6666667" table:formula="of:=AVERAGE(1128877563; 1128563761; 1128507748)" table:style-name="ce1">
            <text:p>1128649691</text:p>
          </table:table-cell>
          <table:table-cell office:value-type="float" office:value="125922705.66666667" table:formula="of:=AVERAGE(126737486; 125558474; 125472157)" table:style-name="ce1">
            <text:p>125922705,7</text:p>
          </table:table-cell>
          <table:table-cell table:style-name="ce1"/>
          <table:table-cell office:value-type="float" office:value="0.33166666666666672" table:formula="of:=AVERAGE(0.332; 0.331; 0.332)" table:style-name="ce1">
            <text:p>0,331666667</text:p>
          </table:table-cell>
          <table:table-cell office:value-type="float" office:value="92412207.666666672" table:formula="of:=AVERAGE(125741864; 125743494; 25751265)" table:style-name="ce1">
            <text:p>92412207,67</text:p>
          </table:table-cell>
          <table:table-cell office:value-type="float" office:value="3645963.3333333335" table:formula="of:=AVERAGE(3787993; 3289430; 3860467)" table:style-name="ce1">
            <text:p>3645963,333</text:p>
          </table:table-cell>
          <table:table-cell table:style-name="ce1"/>
          <table:table-cell office:value-type="float" office:value="1.20047666666667" table:style-name="ce1">
            <text:p>1,200476667</text:p>
          </table:table-cell>
          <table:table-cell office:value-type="float" office:value="1130919505.3333299" table:style-name="ce1">
            <text:p>1130919505</text:p>
          </table:table-cell>
          <table:table-cell office:value-type="float" office:value="127942579" table:style-name="ce1">
            <text:p>127942579</text:p>
          </table:table-cell>
          <table:table-cell office:value-type="float" office:value="8.8392739475208639" table:formula="of:=[.K4]/[.L4]" table:style-name="ce1">
            <text:p>8,839273948</text:p>
          </table:table-cell>
          <table:table-cell office:value-type="float" office:value="0.53579299999999996" table:style-name="ce1">
            <text:p>0,535793</text:p>
          </table:table-cell>
          <table:table-cell office:value-type="float" office:value="565888620.66666698" table:style-name="ce1">
            <text:p>565888620,7</text:p>
          </table:table-cell>
          <table:table-cell office:value-type="float" office:value="62890346.333333299" table:style-name="ce1">
            <text:p>62890346,33</text:p>
          </table:table-cell>
          <table:table-cell table:style-name="ce1"/>
          <table:table-cell office:value-type="float" office:value="0.41136899999999998" table:style-name="ce1">
            <text:p>0,411369</text:p>
          </table:table-cell>
          <table:table-cell office:value-type="float" office:value="377850602.33333302" table:style-name="ce1">
            <text:p>377850602,3</text:p>
          </table:table-cell>
          <table:table-cell office:value-type="float" office:value="42086529" table:style-name="ce1">
            <text:p>42086529</text:p>
          </table:table-cell>
          <table:table-cell table:style-name="ce1"/>
          <table:table-cell office:value-type="float" office:value="0.283526" table:style-name="ce1">
            <text:p>0,283526</text:p>
          </table:table-cell>
          <table:table-cell office:value-type="float" office:value="283067900" table:style-name="ce1">
            <text:p>283067900</text:p>
          </table:table-cell>
          <table:table-cell office:value-type="float" office:value="31535027" table:style-name="ce1">
            <text:p>31535027</text:p>
          </table:table-cell>
          <table:table-cell table:style-name="ce1"/>
          <table:table-cell office:value-type="float" office:value="0.56552166666666703" table:style-name="ce1">
            <text:p>0,565521667</text:p>
          </table:table-cell>
          <table:table-cell office:value-type="float" office:value="125906441.666667" table:style-name="ce1">
            <text:p>125906441,7</text:p>
          </table:table-cell>
          <table:table-cell office:value-type="float" office:value="25628836.333333299" table:style-name="ce1">
            <text:p>25628836,33</text:p>
          </table:table-cell>
          <table:table-cell table:style-name="ce1"/>
          <table:table-cell office:value-type="float" office:value="0.181244666666667" table:style-name="ce1">
            <text:p>0,181244667</text:p>
          </table:table-cell>
          <table:table-cell office:value-type="float" office:value="63067152.333333299" table:style-name="ce1">
            <text:p>63067152,33</text:p>
          </table:table-cell>
          <table:table-cell office:value-type="float" office:value="7688555.3333333302" table:style-name="ce1">
            <text:p>7688555,333</text:p>
          </table:table-cell>
          <table:table-cell table:style-name="ce1"/>
          <table:table-cell office:value-type="float" office:value="0.13170633333333301" table:style-name="ce1">
            <text:p>0,131706333</text:p>
          </table:table-cell>
          <table:table-cell office:value-type="float" office:value="42263305.666666701" table:style-name="ce1">
            <text:p>42263305,67</text:p>
          </table:table-cell>
          <table:table-cell office:value-type="float" office:value="8296185.3333333302" table:style-name="ce1">
            <text:p>8296185,333</text:p>
          </table:table-cell>
          <table:table-cell table:style-name="ce1"/>
          <table:table-cell office:value-type="float" office:value="0.10962633333333301" table:style-name="ce1">
            <text:p>0,109626333</text:p>
          </table:table-cell>
          <table:table-cell office:value-type="float" office:value="31700883.333333299" table:style-name="ce1">
            <text:p>31700883,33</text:p>
          </table:table-cell>
          <table:table-cell office:value-type="float" office:value="5632222.6666666698" table:style-name="ce1">
            <text:p>5632222,667</text:p>
          </table:table-cell>
          <table:table-cell table:number-columns-repeated="16344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4.5270000000000001" table:formula="of:=AVERAGE(4.531; 4.468; 4.582)" table:style-name="ce1">
            <text:p>4,527</text:p>
          </table:table-cell>
          <table:table-cell office:value-type="float" office:value="3093803118.3333335" table:formula="of:=AVERAGE(3093807707; 3093841957; 3093759691)" table:style-name="ce1">
            <text:p>3093803118</text:p>
          </table:table-cell>
          <table:table-cell office:value-type="float" office:value="344937411" table:formula="of:=AVERAGE(344635963; 344713208; 345463062)" table:style-name="ce1">
            <text:p>344937411</text:p>
          </table:table-cell>
          <table:table-cell table:style-name="ce1"/>
          <table:table-cell office:value-type="float" office:value="1.2916666666666667" table:formula="of:=AVERAGE(1.309; 1.319; 1.247)" table:style-name="ce1">
            <text:p>1,291666667</text:p>
          </table:table-cell>
          <table:table-cell office:value-type="float" office:value="346306684" table:formula="of:=AVERAGE(348060740; 345395601; 345463711)" table:style-name="ce1">
            <text:p>346306684</text:p>
          </table:table-cell>
          <table:table-cell office:value-type="float" office:value="138019088" table:formula="of:=AVERAGE(137449980; 137524240; 139083044)" table:style-name="ce1">
            <text:p>138019088</text:p>
          </table:table-cell>
          <table:table-cell table:style-name="ce1"/>
          <table:table-cell office:value-type="float" office:value="4.48105333333333" table:style-name="ce1">
            <text:p>4,481053333</text:p>
          </table:table-cell>
          <table:table-cell office:value-type="float" office:value="3098727202.6666698" table:style-name="ce1">
            <text:p>3098727203</text:p>
          </table:table-cell>
          <table:table-cell office:value-type="float" office:value="344647761" table:style-name="ce1">
            <text:p>344647761</text:p>
          </table:table-cell>
          <table:table-cell office:value-type="float" office:value="8.9909976309600044" table:formula="of:=[.K5]/[.L5]" table:style-name="ce1">
            <text:p>8,990997631</text:p>
          </table:table-cell>
          <table:table-cell office:value-type="float" office:value="2.0391966666666699" table:style-name="ce1">
            <text:p>2,039196667</text:p>
          </table:table-cell>
          <table:table-cell office:value-type="float" office:value="1550331071" table:style-name="ce1">
            <text:p>1550331071</text:p>
          </table:table-cell>
          <table:table-cell office:value-type="float" office:value="172457180.33333299" table:style-name="ce1">
            <text:p>172457180,3</text:p>
          </table:table-cell>
          <table:table-cell table:style-name="ce1"/>
          <table:table-cell office:value-type="float" office:value="1.29986333333333" table:style-name="ce1">
            <text:p>1,299863333</text:p>
          </table:table-cell>
          <table:table-cell office:value-type="float" office:value="1034500156.33333" table:style-name="ce1">
            <text:p>1034500156</text:p>
          </table:table-cell>
          <table:table-cell office:value-type="float" office:value="115120728.333333" table:style-name="ce1">
            <text:p>115120728,3</text:p>
          </table:table-cell>
          <table:table-cell table:style-name="ce1"/>
          <table:table-cell office:value-type="float" office:value="0.97365766666666698" table:style-name="ce1">
            <text:p>0,973657667</text:p>
          </table:table-cell>
          <table:table-cell office:value-type="float" office:value="775423996.33333302" table:style-name="ce1">
            <text:p>775423996,3</text:p>
          </table:table-cell>
          <table:table-cell office:value-type="float" office:value="86391012.333333299" table:style-name="ce1">
            <text:p>86391012,33</text:p>
          </table:table-cell>
          <table:table-cell table:style-name="ce1"/>
          <table:table-cell office:value-type="float" office:value="1.6791833333333299" table:style-name="ce1">
            <text:p>1,679183333</text:p>
          </table:table-cell>
          <table:table-cell office:value-type="float" office:value="345770639" table:style-name="ce1">
            <text:p>345770639</text:p>
          </table:table-cell>
          <table:table-cell office:value-type="float" office:value="205243958.66666701" table:style-name="ce1">
            <text:p>205243958,7</text:p>
          </table:table-cell>
          <table:table-cell table:style-name="ce1"/>
          <table:table-cell office:value-type="float" office:value="0.66483266666666696" table:style-name="ce1">
            <text:p>0,664832667</text:p>
          </table:table-cell>
          <table:table-cell office:value-type="float" office:value="173342139.66666701" table:style-name="ce1">
            <text:p>173342139,7</text:p>
          </table:table-cell>
          <table:table-cell office:value-type="float" office:value="108077646.333333" table:style-name="ce1">
            <text:p>108077646,3</text:p>
          </table:table-cell>
          <table:table-cell table:style-name="ce1"/>
          <table:table-cell office:value-type="float" office:value="0.47138099999999999" table:style-name="ce1">
            <text:p>0,471381</text:p>
          </table:table-cell>
          <table:table-cell office:value-type="float" office:value="116175902.666667" table:style-name="ce1">
            <text:p>116175902,7</text:p>
          </table:table-cell>
          <table:table-cell office:value-type="float" office:value="74432527" table:style-name="ce1">
            <text:p>74432527</text:p>
          </table:table-cell>
          <table:table-cell table:style-name="ce1"/>
          <table:table-cell office:value-type="float" office:value="0.37236999999999998" table:style-name="ce1">
            <text:p>0,37237</text:p>
          </table:table-cell>
          <table:table-cell office:value-type="float" office:value="86829991" table:style-name="ce1">
            <text:p>86829991</text:p>
          </table:table-cell>
          <table:table-cell office:value-type="float" office:value="55387535.333333299" table:style-name="ce1">
            <text:p>55387535,33</text:p>
          </table:table-cell>
          <table:table-cell table:number-columns-repeated="16344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9.6450000000000014" table:formula="of:=AVERAGE(9.707; 9.539; 9.689)" table:style-name="ce1">
            <text:p>9,645</text:p>
          </table:table-cell>
          <table:table-cell office:value-type="float" office:value="6578784818.333333" table:formula="of:=AVERAGE(6579316952; 6578421670; 6578615833)" table:style-name="ce1">
            <text:p>6578784818</text:p>
          </table:table-cell>
          <table:table-cell office:value-type="float" office:value="737457112.66666663" table:formula="of:=AVERAGE(737313680; 736677361; 738380297)" table:style-name="ce1">
            <text:p>737457112,7</text:p>
          </table:table-cell>
          <table:table-cell table:style-name="ce1"/>
          <table:table-cell office:value-type="float" office:value="2.6966666666666668" table:formula="of:=AVERAGE(2.711; 2.662; 2.717)" table:style-name="ce1">
            <text:p>2,696666667</text:p>
          </table:table-cell>
          <table:table-cell office:value-type="float" office:value="747643526.33333337" table:formula="of:=AVERAGE(746924334; 746961369; 749044876)" table:style-name="ce1">
            <text:p>747643526,3</text:p>
          </table:table-cell>
          <table:table-cell office:value-type="float" office:value="398594271.66666669" table:formula="of:=AVERAGE(396426678; 398378952; 400977185)" table:style-name="ce1">
            <text:p>398594271,7</text:p>
          </table:table-cell>
          <table:table-cell table:style-name="ce1"/>
          <table:table-cell office:value-type="float" office:value="9.4950366666666692" table:style-name="ce1">
            <text:p>9,495036667</text:p>
          </table:table-cell>
          <table:table-cell office:value-type="float" office:value="6592442862.3333302" table:style-name="ce1">
            <text:p>6592442862</text:p>
          </table:table-cell>
          <table:table-cell office:value-type="float" office:value="738113778" table:style-name="ce1">
            <text:p>738113778</text:p>
          </table:table-cell>
          <table:table-cell office:value-type="float" office:value="8.9314724353151558" table:formula="of:=[.K6]/[.L6]" table:style-name="ce1">
            <text:p>8,931472435</text:p>
          </table:table-cell>
          <table:table-cell office:value-type="float" office:value="4.30558" table:style-name="ce1">
            <text:p>4,30558</text:p>
          </table:table-cell>
          <table:table-cell office:value-type="float" office:value="3296141702" table:style-name="ce1">
            <text:p>3296141702</text:p>
          </table:table-cell>
          <table:table-cell office:value-type="float" office:value="369410597.66666698" table:style-name="ce1">
            <text:p>369410597,7</text:p>
          </table:table-cell>
          <table:table-cell table:style-name="ce1"/>
          <table:table-cell office:value-type="float" office:value="2.7819699999999998" table:style-name="ce1">
            <text:p>2,78197</text:p>
          </table:table-cell>
          <table:table-cell office:value-type="float" office:value="2197503112.6666698" table:style-name="ce1">
            <text:p>2197503113</text:p>
          </table:table-cell>
          <table:table-cell office:value-type="float" office:value="246528758.33333299" table:style-name="ce1">
            <text:p>246528758,3</text:p>
          </table:table-cell>
          <table:table-cell table:style-name="ce1"/>
          <table:table-cell office:value-type="float" office:value="2.08503333333333" table:style-name="ce1">
            <text:p>2,085033333</text:p>
          </table:table-cell>
          <table:table-cell office:value-type="float" office:value="1648260448.3333299" table:style-name="ce1">
            <text:p>1648260448</text:p>
          </table:table-cell>
          <table:table-cell office:value-type="float" office:value="185471342.33333299" table:style-name="ce1">
            <text:p>185471342,3</text:p>
          </table:table-cell>
          <table:table-cell table:style-name="ce1"/>
          <table:table-cell office:value-type="float" office:value="2.74216333333333" table:style-name="ce1">
            <text:p>2,742163333</text:p>
          </table:table-cell>
          <table:table-cell office:value-type="float" office:value="749010936.66666698" table:style-name="ce1">
            <text:p>749010936,7</text:p>
          </table:table-cell>
          <table:table-cell office:value-type="float" office:value="428987752" table:style-name="ce1">
            <text:p>428987752</text:p>
          </table:table-cell>
          <table:table-cell table:style-name="ce1"/>
          <table:table-cell office:value-type="float" office:value="1.4164433333333299" table:style-name="ce1">
            <text:p>1,416443333</text:p>
          </table:table-cell>
          <table:table-cell office:value-type="float" office:value="375098014.33333302" table:style-name="ce1">
            <text:p>375098014,3</text:p>
          </table:table-cell>
          <table:table-cell office:value-type="float" office:value="228675454" table:style-name="ce1">
            <text:p>228675454</text:p>
          </table:table-cell>
          <table:table-cell table:style-name="ce1"/>
          <table:table-cell office:value-type="float" office:value="0.99437533333333294" table:style-name="ce1">
            <text:p>0,994375333</text:p>
          </table:table-cell>
          <table:table-cell office:value-type="float" office:value="251172798.33333299" table:style-name="ce1">
            <text:p>251172798,3</text:p>
          </table:table-cell>
          <table:table-cell office:value-type="float" office:value="158077110.33333299" table:style-name="ce1">
            <text:p>158077110,3</text:p>
          </table:table-cell>
          <table:table-cell table:style-name="ce1"/>
          <table:table-cell office:value-type="float" office:value="0.78609733333333298" table:style-name="ce1">
            <text:p>0,786097333</text:p>
          </table:table-cell>
          <table:table-cell office:value-type="float" office:value="188488130" table:style-name="ce1">
            <text:p>188488130</text:p>
          </table:table-cell>
          <table:table-cell office:value-type="float" office:value="117874711.666667" table:style-name="ce1">
            <text:p>117874711,7</text:p>
          </table:table-cell>
          <table:table-cell table:number-columns-repeated="16344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17.722333333333335" table:formula="of:=AVERAGE(17.737; 17.802; 17.628)" table:style-name="ce1">
            <text:p>17,72233333</text:p>
          </table:table-cell>
          <table:table-cell office:value-type="float" office:value="11996508761.333334" table:formula="of:=AVERAGE(11996785730; 11996096880; 11996643674)" table:style-name="ce1">
            <text:p>11996508761</text:p>
          </table:table-cell>
          <table:table-cell office:value-type="float" office:value="1343826484" table:formula="of:=AVERAGE(1343461845; 1343170950; 1344846657)" table:style-name="ce1">
            <text:p>1343826484</text:p>
          </table:table-cell>
          <table:table-cell table:style-name="ce1"/>
          <table:table-cell office:value-type="float" office:value="5.187333333333334" table:formula="of:=AVERAGE(5.162; 5.196; 5.204)" table:style-name="ce1">
            <text:p>5,187333333</text:p>
          </table:table-cell>
          <table:table-cell office:value-type="float" office:value="2088426479.3333333" table:formula="of:=AVERAGE(2087286867; 2088494636; 2089497935)" table:style-name="ce1">
            <text:p>2088426479</text:p>
          </table:table-cell>
          <table:table-cell office:value-type="float" office:value="724624510" table:formula="of:=AVERAGE(724088339; 724499723; 725285468)" table:style-name="ce1">
            <text:p>724624510</text:p>
          </table:table-cell>
          <table:table-cell table:style-name="ce1"/>
          <table:table-cell office:value-type="float" office:value="17.5636333333333" table:style-name="ce1">
            <text:p>17,56363333</text:p>
          </table:table-cell>
          <table:table-cell office:value-type="float" office:value="12009961969.3333" table:style-name="ce1">
            <text:p>12009961969</text:p>
          </table:table-cell>
          <table:table-cell office:value-type="float" office:value="1341576631.6666701" table:style-name="ce1">
            <text:p>1341576632</text:p>
          </table:table-cell>
          <table:table-cell office:value-type="float" office:value="8.9521251979568692" table:formula="of:=[.K7]/[.L7]" table:style-name="ce1">
            <text:p>8,952125198</text:p>
          </table:table-cell>
          <table:table-cell office:value-type="float" office:value="7.9494300000000004" table:style-name="ce1">
            <text:p>7,94943</text:p>
          </table:table-cell>
          <table:table-cell office:value-type="float" office:value="6005886016.3333302" table:style-name="ce1">
            <text:p>6005886016</text:p>
          </table:table-cell>
          <table:table-cell office:value-type="float" office:value="670915854.33333302" table:style-name="ce1">
            <text:p>670915854,3</text:p>
          </table:table-cell>
          <table:table-cell table:style-name="ce1"/>
          <table:table-cell office:value-type="float" office:value="5.1575566666666699" table:style-name="ce1">
            <text:p>5,157556667</text:p>
          </table:table-cell>
          <table:table-cell office:value-type="float" office:value="4008021119.3333302" table:style-name="ce1">
            <text:p>4008021119</text:p>
          </table:table-cell>
          <table:table-cell office:value-type="float" office:value="448554285.33333302" table:style-name="ce1">
            <text:p>448554285,3</text:p>
          </table:table-cell>
          <table:table-cell table:style-name="ce1"/>
          <table:table-cell office:value-type="float" office:value="3.8695333333333299" table:style-name="ce1">
            <text:p>3,869533333</text:p>
          </table:table-cell>
          <table:table-cell office:value-type="float" office:value="3003536658.6666698" table:style-name="ce1">
            <text:p>3003536659</text:p>
          </table:table-cell>
          <table:table-cell office:value-type="float" office:value="337413835.66666698" table:style-name="ce1">
            <text:p>337413835,7</text:p>
          </table:table-cell>
          <table:table-cell table:style-name="ce1"/>
          <table:table-cell office:value-type="float" office:value="5.00326" table:style-name="ce1">
            <text:p>5,00326</text:p>
          </table:table-cell>
          <table:table-cell office:value-type="float" office:value="2073306513" table:style-name="ce1">
            <text:p>2073306513</text:p>
          </table:table-cell>
          <table:table-cell office:value-type="float" office:value="763614706" table:style-name="ce1">
            <text:p>763614706</text:p>
          </table:table-cell>
          <table:table-cell table:style-name="ce1"/>
          <table:table-cell office:value-type="float" office:value="2.6691833333333301" table:style-name="ce1">
            <text:p>2,669183333</text:p>
          </table:table-cell>
          <table:table-cell office:value-type="float" office:value="1034734009.33333" table:style-name="ce1">
            <text:p>1034734009</text:p>
          </table:table-cell>
          <table:table-cell office:value-type="float" office:value="393608234.66666698" table:style-name="ce1">
            <text:p>393608234,7</text:p>
          </table:table-cell>
          <table:table-cell table:style-name="ce1"/>
          <table:table-cell office:value-type="float" office:value="1.87519666666667" table:style-name="ce1">
            <text:p>1,875196667</text:p>
          </table:table-cell>
          <table:table-cell office:value-type="float" office:value="694455596.66666698" table:style-name="ce1">
            <text:p>694455596,7</text:p>
          </table:table-cell>
          <table:table-cell office:value-type="float" office:value="275648792.33333302" table:style-name="ce1">
            <text:p>275648792,3</text:p>
          </table:table-cell>
          <table:table-cell table:style-name="ce1"/>
          <table:table-cell office:value-type="float" office:value="1.4724633333333299" table:style-name="ce1">
            <text:p>1,472463333</text:p>
          </table:table-cell>
          <table:table-cell office:value-type="float" office:value="515880849.66666698" table:style-name="ce1">
            <text:p>515880849,7</text:p>
          </table:table-cell>
          <table:table-cell office:value-type="float" office:value="207589871.33333299" table:style-name="ce1">
            <text:p>207589871,3</text:p>
          </table:table-cell>
          <table:table-cell table:number-columns-repeated="16344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29.401333333333337" table:formula="of:=AVERAGE(29.376; 29.286; 29.542)" table:style-name="ce1">
            <text:p>29,40133333</text:p>
          </table:table-cell>
          <table:table-cell office:value-type="float" office:value="19801184620.333332" table:formula="of:=AVERAGE(19801179973; 19801124325; 19801249563)" table:style-name="ce1">
            <text:p>19801184620</text:p>
          </table:table-cell>
          <table:table-cell office:value-type="float" office:value="2224124157.6666665" table:formula="of:=AVERAGE(2223524213; 2222715998; 2226132262)" table:style-name="ce1">
            <text:p>2224124158</text:p>
          </table:table-cell>
          <table:table-cell table:style-name="ce1"/>
          <table:table-cell office:value-type="float" office:value="8.6816666666666666" table:formula="of:=AVERAGE(8.632; 8.795; 8.618)" table:style-name="ce1">
            <text:p>8,681666667</text:p>
          </table:table-cell>
          <table:table-cell office:value-type="float" office:value="4436089593" table:formula="of:=AVERAGE(4436435034; 4436200279; 4435633466)" table:style-name="ce1">
            <text:p>4436089593</text:p>
          </table:table-cell>
          <table:table-cell office:value-type="float" office:value="1149458733" table:formula="of:=AVERAGE(1148828181; 1149275872; 1150272146)" table:style-name="ce1">
            <text:p>1149458733</text:p>
          </table:table-cell>
          <table:table-cell table:style-name="ce1"/>
          <table:table-cell office:value-type="float" office:value="29.549433333333301" table:style-name="ce1">
            <text:p>29,54943333</text:p>
          </table:table-cell>
          <table:table-cell office:value-type="float" office:value="19814432153" table:style-name="ce1">
            <text:p>19814432153</text:p>
          </table:table-cell>
          <table:table-cell office:value-type="float" office:value="2247755377.3333302" table:style-name="ce1">
            <text:p>2247755377</text:p>
          </table:table-cell>
          <table:table-cell office:value-type="float" office:value="8.8152084309580214" table:formula="of:=[.K8]/[.L8]" table:style-name="ce1">
            <text:p>8,815208431</text:p>
          </table:table-cell>
          <table:table-cell office:value-type="float" office:value="13.166966666666699" table:style-name="ce1">
            <text:p>13,16696667</text:p>
          </table:table-cell>
          <table:table-cell office:value-type="float" office:value="9908110951.3333302" table:style-name="ce1">
            <text:p>9908110951</text:p>
          </table:table-cell>
          <table:table-cell office:value-type="float" office:value="1118017518.6666701" table:style-name="ce1">
            <text:p>1118017519</text:p>
          </table:table-cell>
          <table:table-cell table:style-name="ce1"/>
          <table:table-cell office:value-type="float" office:value="8.5023700000000009" table:style-name="ce1">
            <text:p>8,50237</text:p>
          </table:table-cell>
          <table:table-cell office:value-type="float" office:value="6608470580.6666698" table:style-name="ce1">
            <text:p>6608470581</text:p>
          </table:table-cell>
          <table:table-cell office:value-type="float" office:value="747633504.33333302" table:style-name="ce1">
            <text:p>747633504,3</text:p>
          </table:table-cell>
          <table:table-cell table:style-name="ce1"/>
          <table:table-cell office:value-type="float" office:value="6.3561033333333299" table:style-name="ce1">
            <text:p>6,356103333</text:p>
          </table:table-cell>
          <table:table-cell office:value-type="float" office:value="4954883370" table:style-name="ce1">
            <text:p>4954883370</text:p>
          </table:table-cell>
          <table:table-cell office:value-type="float" office:value="566687973.66666698" table:style-name="ce1">
            <text:p>566687973,7</text:p>
          </table:table-cell>
          <table:table-cell table:style-name="ce1"/>
          <table:table-cell office:value-type="float" office:value="8.6186833333333297" table:style-name="ce1">
            <text:p>8,618683333</text:p>
          </table:table-cell>
          <table:table-cell office:value-type="float" office:value="4411002309.6666698" table:style-name="ce1">
            <text:p>4411002310</text:p>
          </table:table-cell>
          <table:table-cell office:value-type="float" office:value="1197176038.6666701" table:style-name="ce1">
            <text:p>1197176039</text:p>
          </table:table-cell>
          <table:table-cell table:style-name="ce1"/>
          <table:table-cell office:value-type="float" office:value="4.6059266666666696" table:style-name="ce1">
            <text:p>4,605926667</text:p>
          </table:table-cell>
          <table:table-cell office:value-type="float" office:value="2188425129.6666698" table:style-name="ce1">
            <text:p>2188425130</text:p>
          </table:table-cell>
          <table:table-cell office:value-type="float" office:value="613191390.33333302" table:style-name="ce1">
            <text:p>613191390,3</text:p>
          </table:table-cell>
          <table:table-cell table:style-name="ce1"/>
          <table:table-cell office:value-type="float" office:value="3.2079499999999999" table:style-name="ce1">
            <text:p>3,20795</text:p>
          </table:table-cell>
          <table:table-cell office:value-type="float" office:value="1471600026.3333299" table:style-name="ce1">
            <text:p>1471600026</text:p>
          </table:table-cell>
          <table:table-cell office:value-type="float" office:value="426024197.33333302" table:style-name="ce1">
            <text:p>426024197,3</text:p>
          </table:table-cell>
          <table:table-cell table:style-name="ce1"/>
          <table:table-cell office:value-type="float" office:value="2.50776666666667" table:style-name="ce1">
            <text:p>2,507766667</text:p>
          </table:table-cell>
          <table:table-cell office:value-type="float" office:value="1101793573.6666701" table:style-name="ce1">
            <text:p>1101793574</text:p>
          </table:table-cell>
          <table:table-cell office:value-type="float" office:value="323725808.66666698" table:style-name="ce1">
            <text:p>323725808,7</text:p>
          </table:table-cell>
          <table:table-cell table:number-columns-repeated="16344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46.304666666666662" table:formula="of:=AVERAGE(46.567; 46.127; 46.22)" table:style-name="ce1">
            <text:p>46,30466667</text:p>
          </table:table-cell>
          <table:table-cell office:value-type="float" office:value="30411005225.666668" table:formula="of:=AVERAGE(30410864627; 30411183172; 30410967878)" table:style-name="ce1">
            <text:p>30411005226</text:p>
          </table:table-cell>
          <table:table-cell office:value-type="float" office:value="3462225839" table:formula="of:=AVERAGE(3487266744; 3447901675; 3451509098)" table:style-name="ce1">
            <text:p>3462225839</text:p>
          </table:table-cell>
          <table:table-cell table:style-name="ce1"/>
          <table:table-cell office:value-type="float" office:value="13.270000000000001" table:formula="of:=AVERAGE(13.229; 13.331; 13.25)" table:style-name="ce1">
            <text:p>13,27</text:p>
          </table:table-cell>
          <table:table-cell office:value-type="float" office:value="1791059405.6666667" table:formula="of:=AVERAGE(1790731451; 1792249541; 1790197225)" table:style-name="ce1">
            <text:p>1791059406</text:p>
          </table:table-cell>
          <table:table-cell office:value-type="float" office:value="471333182.33333331" table:formula="of:=AVERAGE(471245118; 471649879; 471104550)" table:style-name="ce1">
            <text:p>471333182,3</text:p>
          </table:table-cell>
          <table:table-cell table:style-name="ce1"/>
          <table:table-cell office:value-type="float" office:value="46.339366666666699" table:style-name="ce1">
            <text:p>46,33936667</text:p>
          </table:table-cell>
          <table:table-cell office:value-type="float" office:value="30433618299.666698" table:style-name="ce1">
            <text:p>30433618300</text:p>
          </table:table-cell>
          <table:table-cell office:value-type="float" office:value="3465360774.3333302" table:style-name="ce1">
            <text:p>3465360774</text:p>
          </table:table-cell>
          <table:table-cell office:value-type="float" office:value="8.7822366216751409" table:formula="of:=[.K9]/[.L9]" table:style-name="ce1">
            <text:p>8,782236622</text:p>
          </table:table-cell>
          <table:table-cell office:value-type="float" office:value="20.336666666666702" table:style-name="ce1">
            <text:p>20,33666667</text:p>
          </table:table-cell>
          <table:table-cell office:value-type="float" office:value="15218246729.6667" table:style-name="ce1">
            <text:p>15218246730</text:p>
          </table:table-cell>
          <table:table-cell office:value-type="float" office:value="1721284730.6666701" table:style-name="ce1">
            <text:p>1721284731</text:p>
          </table:table-cell>
          <table:table-cell table:style-name="ce1"/>
          <table:table-cell office:value-type="float" office:value="13.154733333333301" table:style-name="ce1">
            <text:p>13,15473333</text:p>
          </table:table-cell>
          <table:table-cell office:value-type="float" office:value="10146002577" table:style-name="ce1">
            <text:p>10146002577</text:p>
          </table:table-cell>
          <table:table-cell office:value-type="float" office:value="1157612160.6666701" table:style-name="ce1">
            <text:p>1157612161</text:p>
          </table:table-cell>
          <table:table-cell table:style-name="ce1"/>
          <table:table-cell office:value-type="float" office:value="9.9314699999999991" table:style-name="ce1">
            <text:p>9,93147</text:p>
          </table:table-cell>
          <table:table-cell office:value-type="float" office:value="7610078304.6666698" table:style-name="ce1">
            <text:p>7610078305</text:p>
          </table:table-cell>
          <table:table-cell office:value-type="float" office:value="898267252.66666698" table:style-name="ce1">
            <text:p>898267252,7</text:p>
          </table:table-cell>
          <table:table-cell table:style-name="ce1"/>
          <table:table-cell office:value-type="float" office:value="13.207266666666699" table:style-name="ce1">
            <text:p>13,20726667</text:p>
          </table:table-cell>
          <table:table-cell office:value-type="float" office:value="6811420849" table:style-name="ce1">
            <text:p>6811420849</text:p>
          </table:table-cell>
          <table:table-cell office:value-type="float" office:value="1856921687.6666701" table:style-name="ce1">
            <text:p>1856921688</text:p>
          </table:table-cell>
          <table:table-cell table:style-name="ce1"/>
          <table:table-cell office:value-type="float" office:value="7.1025566666666702" table:style-name="ce1">
            <text:p>7,102556667</text:p>
          </table:table-cell>
          <table:table-cell office:value-type="float" office:value="3405010396.6666698" table:style-name="ce1">
            <text:p>3405010397</text:p>
          </table:table-cell>
          <table:table-cell office:value-type="float" office:value="941776361.33333302" table:style-name="ce1">
            <text:p>941776361,3</text:p>
          </table:table-cell>
          <table:table-cell table:style-name="ce1"/>
          <table:table-cell office:value-type="float" office:value="4.9127066666666703" table:style-name="ce1">
            <text:p>4,912706667</text:p>
          </table:table-cell>
          <table:table-cell office:value-type="float" office:value="2271035976" table:style-name="ce1">
            <text:p>2271035976</text:p>
          </table:table-cell>
          <table:table-cell office:value-type="float" office:value="654957650" table:style-name="ce1">
            <text:p>654957650</text:p>
          </table:table-cell>
          <table:table-cell table:style-name="ce1"/>
          <table:table-cell office:value-type="float" office:value="3.82673" table:style-name="ce1">
            <text:p>3,82673</text:p>
          </table:table-cell>
          <table:table-cell office:value-type="float" office:value="1703617208.3333299" table:style-name="ce1">
            <text:p>1703617208</text:p>
          </table:table-cell>
          <table:table-cell office:value-type="float" office:value="497554076.33333302" table:style-name="ce1">
            <text:p>497554076,3</text:p>
          </table:table-cell>
          <table:table-cell table:number-columns-repeated="16344"/>
        </table:table-row>
        <table:table-row table:style-name="ro1">
          <table:table-cell office:value-type="float" office:value="4000" table:style-name="ce1">
            <text:p>4000</text:p>
          </table:table-cell>
          <table:table-cell table:number-columns-repeated="4" table:style-name="ce1"/>
          <table:table-cell office:value-type="float" office:value="31.897000000000002" table:formula="of:=AVERAGE(31.997; 31.671; 32.023)" table:style-name="ce1">
            <text:p>31,897</text:p>
          </table:table-cell>
          <table:table-cell office:value-type="float" office:value="16123879905.333334" table:formula="of:=AVERAGE(16123839614; 16124051945; 16123748157)" table:style-name="ce1">
            <text:p>16123879905</text:p>
          </table:table-cell>
          <table:table-cell office:value-type="float" office:value="4307764808" table:formula="of:=AVERAGE(4290425397; 4316029984; 4316839043)" table:style-name="ce1">
            <text:p>4307764808</text:p>
          </table:table-cell>
          <table:table-cell table:number-columns-repeated="16376" table:style-name="ce1"/>
        </table:table-row>
        <table:table-row table:style-name="ro1">
          <table:table-cell office:value-type="float" office:value="6000" table:style-name="ce1">
            <text:p>6000</text:p>
          </table:table-cell>
          <table:table-cell table:number-columns-repeated="4" table:style-name="ce1"/>
          <table:table-cell office:value-type="float" office:value="108.07299999999999" table:style-name="ce1">
            <text:p>108,073</text:p>
          </table:table-cell>
          <table:table-cell office:value-type="float" office:value="54284439204" table:style-name="ce1">
            <text:p>54284439204</text:p>
          </table:table-cell>
          <table:table-cell office:value-type="float" office:value="14688938805" table:style-name="ce1">
            <text:p>14688938805</text:p>
          </table:table-cell>
          <table:table-cell table:number-columns-repeated="16376" table:style-name="ce1"/>
        </table:table-row>
        <table:table-row table:style-name="ro1">
          <table:table-cell office:value-type="float" office:value="8000" table:style-name="ce1">
            <text:p>8000</text:p>
          </table:table-cell>
          <table:table-cell table:number-columns-repeated="4" table:style-name="ce1"/>
          <table:table-cell office:value-type="float" office:value="257.23599999999999" table:style-name="ce1">
            <text:p>257,236</text:p>
          </table:table-cell>
          <table:table-cell office:value-type="float" office:value="128597804622" table:style-name="ce1">
            <text:p>1,28598E+11</text:p>
          </table:table-cell>
          <table:table-cell office:value-type="float" office:value="34625484250" table:style-name="ce1">
            <text:p>34625484250</text:p>
          </table:table-cell>
          <table:table-cell table:number-columns-repeated="16376" table:style-name="ce1"/>
        </table:table-row>
        <table:table-row table:style-name="ro1">
          <table:table-cell office:value-type="float" office:value="10000" table:style-name="ce1">
            <text:p>10000</text:p>
          </table:table-cell>
          <table:table-cell table:number-columns-repeated="4" table:style-name="ce1"/>
          <table:table-cell office:value-type="float" office:value="506.67700000000002" table:style-name="ce1">
            <text:p>506,677</text:p>
          </table:table-cell>
          <table:table-cell office:value-type="float" office:value="250844910325" table:style-name="ce1">
            <text:p>2,50845E+11</text:p>
          </table:table-cell>
          <table:table-cell office:value-type="float" office:value="68017209167" table:style-name="ce1">
            <text:p>68017209167</text:p>
          </table:table-cell>
          <table:table-cell table:number-columns-repeated="16376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pt" number:country="PT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36" number:language="pt" number:country="PT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571</meta:generator>
    <dc:creator>Pedro Câmara</dc:creator>
    <meta:creation-date>2017-02-22T14:31:24Z</meta:creation-date>
    <dc:date>2017-03-11T14:18:26Z</dc:date>
    <meta:editing-cycles>3</meta:editing-cycles>
    <meta:editing-duration>PT3944S</meta:editing-duration>
  </office:meta>
</office:document-meta>
</file>